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start" fo:text-indent="0cm"/>
      <style:text-properties fo:font-size="16pt" style:font-size-asian="16pt" style:font-size-complex="16pt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style:paragraph-properties fo:margin-left="0cm" fo:margin-right="0cm" fo:text-indent="0cm"/>
      <style:text-properties fo:font-size="16pt" fo:font-style="normal" style:font-size-asian="16pt" style:font-style-asian="normal" style:font-size-complex="16pt" style:font-style-complex="normal"/>
    </style:style>
    <style:style style:name="P6" style:family="paragraph">
      <style:text-properties fo:font-size="16pt" fo:font-style="normal" style:font-size-asian="16pt" style:font-style-asian="normal" style:font-size-complex="16pt" style:font-style-complex="normal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5pt" fo:font-weight="normal" style:font-size-asian="15pt" style:font-weight-asian="normal" style:font-size-complex="15pt" style:font-weight-complex="normal"/>
    </style:style>
    <style:style style:name="T3" style:family="text">
      <style:text-properties fo:font-size="16pt" fo:font-style="normal" style:font-size-asian="16pt" style:font-style-asian="normal" style:font-size-complex="16pt" style:font-style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3.893cm" svg:height="0.962cm" svg:x="4.172cm" svg:y="3.5cm">
          <draw:text-box>
            <text:p text:style-name="P1">- <text:s text:c="2"/>J2000 <text:s text:c="2"/>- </text:p>
          </draw:text-box>
        </draw:frame>
        <draw:line draw:style-name="gr2" draw:text-style-name="P2" draw:layer="layout" svg:x1="8.5cm" svg:y1="7cm" svg:x2="6.9cm" svg:y2="4.4cm">
          <text:p text:style-name="P1"/>
        </draw:line>
        <draw:line draw:style-name="gr2" draw:text-style-name="P2" draw:layer="layout" svg:x1="5.2cm" svg:y1="4.4cm" svg:x2="3.5cm" svg:y2="7cm">
          <text:p text:style-name="P1"/>
        </draw:line>
        <draw:frame draw:style-name="gr1" draw:layer="layout" svg:width="3.355cm" svg:height="0.962cm" svg:x="1.7cm" svg:y="7.231cm">
          <draw:text-box>
            <text:p text:style-name="P1">IRF2000A</text:p>
          </draw:text-box>
        </draw:frame>
        <draw:frame draw:style-name="gr1" draw:layer="layout" svg:width="3.355cm" svg:height="0.962cm" svg:x="7.201cm" svg:y="7.231cm">
          <draw:text-box>
            <text:p text:style-name="P1">IRF2000B</text:p>
          </draw:text-box>
        </draw:frame>
        <draw:frame draw:style-name="gr1" draw:layer="layout" svg:width="3.749cm" svg:height="0.962cm" svg:x="1.501cm" svg:y="11.032cm">
          <draw:text-box>
            <text:p text:style-name="P1">TIRF2000A</text:p>
          </draw:text-box>
        </draw:frame>
        <draw:frame draw:style-name="gr1" draw:layer="layout" svg:width="3.749cm" svg:height="0.962cm" svg:x="1.502cm" svg:y="14.733cm">
          <draw:text-box>
            <text:p text:style-name="P1">ITRF2000A</text:p>
          </draw:text-box>
        </draw:frame>
        <draw:frame draw:style-name="gr1" draw:layer="layout" svg:width="3.749cm" svg:height="0.962cm" svg:x="7.101cm" svg:y="11.033cm">
          <draw:text-box>
            <text:p text:style-name="P1">TIRF2000B</text:p>
          </draw:text-box>
        </draw:frame>
        <draw:frame draw:style-name="gr1" draw:layer="layout" svg:width="3.749cm" svg:height="0.962cm" svg:x="7.102cm" svg:y="14.734cm">
          <draw:text-box>
            <text:p text:style-name="P1">ITRF2000B</text:p>
          </draw:text-box>
        </draw:frame>
        <draw:frame draw:style-name="gr1" draw:text-style-name="P4" draw:layer="layout" svg:width="16.75cm" svg:height="1.466cm" svg:x="10.3cm" svg:y="4.519cm">
          <draw:text-box>
            <text:p text:style-name="P3"><text:span text:style-name="T1">Precession and Nutation effects</text:span></text:p>
            <text:p text:style-name="P3"><text:span text:style-name="T2">(the complexity of the parameters changes between A and B models)</text:span></text:p>
          </draw:text-box>
        </draw:frame>
        <draw:line draw:style-name="gr2" draw:text-style-name="P2" draw:layer="layout" svg:x1="3.301cm" svg:y1="8.302cm" svg:x2="3.301cm" svg:y2="11cm">
          <text:p text:style-name="P1"/>
        </draw:line>
        <draw:line draw:style-name="gr2" draw:text-style-name="P2" draw:layer="layout" svg:x1="8.901cm" svg:y1="8.303cm" svg:x2="8.901cm" svg:y2="11cm">
          <text:p text:style-name="P1"/>
        </draw:line>
        <draw:frame draw:style-name="gr1" draw:text-style-name="P6" draw:layer="layout" svg:width="16.728cm" svg:height="0.878cm" svg:x="10.9cm" svg:y="7.2cm">
          <draw:text-box>
            <text:p text:style-name="P5"><text:span text:style-name="T3">(intermediate reference frame : true equinox and equator of date)</text:span></text:p>
          </draw:text-box>
        </draw:frame>
        <draw:frame draw:style-name="gr1" draw:text-style-name="P4" draw:layer="layout" svg:width="6.221cm" svg:height="0.878cm" svg:x="10.3cm" svg:y="9.319cm">
          <draw:text-box>
            <text:p text:style-name="P3"><text:span text:style-name="T1">Earth natural rotation</text:span></text:p>
          </draw:text-box>
        </draw:frame>
        <draw:frame draw:style-name="gr1" draw:text-style-name="P6" draw:layer="layout" svg:width="17.829cm" svg:height="0.878cm" svg:x="10.9cm" svg:y="11cm">
          <draw:text-box>
            <text:p text:style-name="P5"><text:span text:style-name="T3">(terrestrial intermediate reference frame : Pseudo Earth Fixed Frame)</text:span></text:p>
          </draw:text-box>
        </draw:frame>
        <draw:frame draw:style-name="gr1" draw:text-style-name="P6" draw:layer="layout" svg:width="10.59cm" svg:height="0.878cm" svg:x="10.9cm" svg:y="14.7cm">
          <draw:text-box>
            <text:p text:style-name="P5"><text:span text:style-name="T3">(international terrestrial reference frame)</text:span></text:p>
          </draw:text-box>
        </draw:frame>
        <draw:frame draw:style-name="gr1" draw:text-style-name="P4" draw:layer="layout" svg:width="3.719cm" svg:height="0.878cm" svg:x="10.3cm" svg:y="12.819cm">
          <draw:text-box>
            <text:p text:style-name="P3"><text:span text:style-name="T1">Pole motion</text:span></text:p>
          </draw:text-box>
        </draw:frame>
        <draw:line draw:style-name="gr2" draw:text-style-name="P2" draw:layer="layout" svg:x1="3.301cm" svg:y1="12.002cm" svg:x2="3.301cm" svg:y2="14.7cm">
          <text:p text:style-name="P1"/>
        </draw:line>
        <draw:line draw:style-name="gr2" draw:text-style-name="P2" draw:layer="layout" svg:x1="8.901cm" svg:y1="12.003cm" svg:x2="8.901cm" svg:y2="14.7cm">
          <text:p text:style-name="P1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Véronique Pommier</meta:initial-creator>
    <meta:creation-date>2008-06-24T16:57:18</meta:creation-date>
    <dc:creator>Véronique Pommier</dc:creator>
    <dc:date>2008-06-24T17:40:36</dc:date>
    <meta:editing-cycles>1</meta:editing-cycles>
    <meta:editing-duration>PT12M17S</meta:editing-duration>
    <meta:user-defined meta:name="Info 1"/>
    <meta:user-defined meta:name="Info 2"/>
    <meta:user-defined meta:name="Info 3"/>
    <meta:user-defined meta:name="Info 4"/>
    <meta:document-statistic meta:object-count="19"/>
  </office:meta>
</office:document-meta>
</file>